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CACHE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0.0555556" calcext:value-type="float">
            <text:p>0.05555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0.031746" calcext:value-type="float">
            <text:p>0.0317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.015873" calcext:value-type="float">
            <text:p>0.0158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 office:value-type="float" office:value="0.00793651" calcext:value-type="float">
            <text:p>0.007936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 office:value-type="float" office:value="0.00793651" calcext:value-type="float">
            <text:p>0.00793651</text:p>
          </table:table-cell>
        </table:table-row>
        <table:table-row table:style-name="ro1">
          <table:table-cell office:value-type="string" calcext:value-type="string">
            <text:p>ICACHE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0.0217096" calcext:value-type="float">
            <text:p>0.02170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0.0108548" calcext:value-type="float">
            <text:p>0.01085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.00542741" calcext:value-type="float">
            <text:p>0.005427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 office:value-type="float" office:value="0.0027137" calcext:value-type="float">
            <text:p>0.00271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 office:value-type="float" office:value="0.00135685" calcext:value-type="float">
            <text:p>0.001356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7T08:01:34.741306231</meta:creation-date>
    <dc:date>2020-06-07T09:48:38.180995221</dc:date>
    <meta:editing-duration>PT1H47M3S</meta:editing-duration>
    <meta:editing-cycles>3</meta:editing-cycles>
    <meta:generator>LibreOffice/6.3.5.2$Linux_X86_64 LibreOffice_project/dd0751754f11728f69b42ee2af66670068624673</meta:generator>
    <meta:document-statistic meta:table-count="1" meta:cell-count="60" meta:object-count="0"/>
  </office:meta>
</office:document-meta>
</file>